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4cm" fo:min-width="20.5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5cm" fo:min-width="0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2.116cm" fo:min-width="1.8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4cm" fo:min-width="19.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4cm" fo:min-width="19.0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4cm" fo:min-width="17.106cm"/>
      <style:paragraph-properties style:writing-mode="lr-tb"/>
    </style:style>
    <style:style style:name="gr8" style:family="graphic" style:parent-style-name="standard">
      <style:graphic-properties draw:fill-color="#ff4000" draw:textarea-horizontal-align="justify" draw:textarea-vertical-align="middle" draw:auto-grow-height="false" fo:min-height="2.115cm" fo:min-width="1.866cm"/>
      <style:paragraph-properties style:writing-mode="lr-tb"/>
    </style:style>
    <style:style style:name="gr9" style:family="graphic" style:parent-style-name="standard">
      <style:graphic-properties svg:stroke-width="0cm" svg:stroke-color="#2e006f" draw:fill-color="#ff972f" draw:textarea-vertical-align="middle" draw:auto-grow-height="false" fo:min-height="0.979cm" fo:min-width="0.1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11.848cm"/>
      <style:paragraph-properties style:writing-mode="lr-tb"/>
    </style:style>
    <style:style style:name="gr11" style:family="graphic" style:parent-style-name="standard">
      <style:graphic-properties svg:stroke-width="0.028cm" svg:stroke-color="#2e006f" draw:marker-start-width="0.242cm" draw:marker-end-width="0.242cm" draw:fill-color="#ecdda4" draw:textarea-horizontal-align="justify" draw:textarea-vertical-align="middle" draw:auto-grow-height="false" fo:min-height="2.763cm" fo:min-width="7.578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2.592cm" fo:min-width="0.487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2e006f" draw:marker-start-width="0.242cm" draw:marker-end-width="0.242cm" draw:fill-color="#e4a82f" draw:textarea-horizontal-align="justify" draw:textarea-vertical-align="middle" draw:auto-grow-height="false" fo:min-height="2.763cm" fo:min-width="7.578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2e006f" draw:marker-start-width="0.242cm" draw:marker-end-width="0.242cm" draw:fill-color="#a4f7fd" draw:textarea-horizontal-align="justify" draw:textarea-vertical-align="middle" draw:auto-grow-height="false" fo:min-height="2.762cm" fo:min-width="7.578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svg:stroke-width="0.028cm" svg:stroke-color="#2e006f" draw:marker-start-width="0.242cm" draw:marker-end-width="0.242cm" draw:fill-color="#ffd7d7" draw:textarea-horizontal-align="justify" draw:textarea-vertical-align="middle" draw:auto-grow-height="false" fo:min-height="2.003cm" fo:min-width="4.032cm" fo:padding-top="0.139cm" fo:padding-bottom="0.139cm" fo:padding-left="0.264cm" fo:padding-right="0.264cm"/>
      <style:paragraph-properties style:writing-mode="lr-tb"/>
    </style:style>
    <style:style style:name="P1" style:family="paragraph">
      <style:text-properties fo:color="#2e006f" loext:opacity="100%" style:font-name="Century Gothic" fo:font-size="32pt"/>
    </style:style>
    <style:style style:name="P2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32pt" fo:font-weight="bold"/>
    </style:style>
    <style:style style:name="P3" style:family="paragraph">
      <style:text-properties fo:color="#2e006f" loext:opacity="100%" style:font-name="Century Gothic" fo:font-size="40pt"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40pt" style:text-underline-style="none" fo:font-weight="bold" style:font-weight-asian="bold" style:font-weight-complex="bold"/>
    </style:style>
    <style:style style:name="P5" style:family="paragraph">
      <loext:graphic-properties draw:fill-color="#ff4000"/>
      <style:paragraph-properties fo:text-align="center" style:writing-mode="lr-tb"/>
      <style:text-properties style:font-name="Century Gothic" fo:font-size="32pt" fo:font-weight="bold"/>
    </style:style>
    <style:style style:name="P6" style:family="paragraph">
      <loext:graphic-properties draw:fill-color="#ff972f"/>
      <style:paragraph-properties fo:text-align="center"/>
      <style:text-properties style:font-name="Century Gothic" fo:font-size="32pt" fo:font-weight="bold"/>
    </style:style>
    <style:style style:name="P7" style:family="paragraph"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8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9" style:family="paragraph">
      <loext:graphic-properties draw:fill-color="#ab97fd"/>
      <style:paragraph-properties fo:text-align="center"/>
      <style:text-properties fo:color="#2e006f" loext:opacity="100%" style:font-name="Century Gothic" fo:font-size="32pt" style:text-underline-style="none" fo:font-weight="bold"/>
    </style:style>
    <style:style style:name="P10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11" style:family="paragraph">
      <loext:graphic-properties draw:fill-color="#a4f7fd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P12" style:family="paragraph">
      <loext:graphic-properties draw:fill-color="#ffd7d7"/>
      <style:paragraph-properties fo:text-align="center" style:writing-mode="lr-tb"/>
      <style:text-properties fo:color="#2e006f" loext:opacity="100%" style:font-name="Century Gothic" fo:font-size="32pt" style:text-underline-style="none" fo:font-weight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e006f" loext:opacity="100%" style:font-name="Century Gothic" fo:font-size="32pt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026cm" svg:height="1.744cm" svg:x="3.117cm" svg:y="9.56cm">
          <draw:text-box>
            <text:p text:style-name="P1"><text:span text:style-name="T1">data1 = spark.read.csv(...)</text:span></text:p>
          </draw:text-box>
        </draw:frame>
        <draw:frame draw:style-name="gr2" draw:text-style-name="P4" draw:layer="layout" svg:width="15.439cm" svg:height="3.705cm" svg:x="13.281cm" svg:y="2.905cm">
          <draw:text-box>
            <text:p text:style-name="P3"><text:span text:style-name="T2">Spark data life cycle</text:span></text:p>
          </draw:text-box>
        </draw:frame>
        <draw:custom-shape draw:style-name="gr3" draw:text-style-name="P5" draw:layer="layout" svg:width="3.346cm" svg:height="3.344cm" svg:x="23.196cm" svg:y="12.79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" draw:text-style-name="P2" draw:layer="layout" svg:width="19.51cm" svg:height="1.744cm" svg:x="2.96cm" svg:y="17.193cm">
          <draw:text-box>
            <text:p text:style-name="P1"><text:span text:style-name="T1">data2 = data1.filter(...)</text:span></text:p>
          </draw:text-box>
        </draw:frame>
        <draw:custom-shape draw:style-name="gr3" draw:text-style-name="P5" draw:layer="layout" svg:width="3.346cm" svg:height="3.344cm" svg:x="23.196cm" svg:y="20.03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" draw:text-style-name="P2" draw:layer="layout" svg:width="12.98cm" svg:height="3.095cm" svg:x="27.657cm" svg:y="20.036cm">
          <draw:text-box>
            <text:p text:style-name="P1"><text:span text:style-name="T1">No execution</text:span></text:p>
            <text:p text:style-name="P1"><text:span text:style-name="T1">(lazy transformation)</text:span></text:p>
          </draw:text-box>
        </draw:frame>
        <draw:frame draw:style-name="gr6" draw:text-style-name="P2" draw:layer="layout" svg:width="19.509cm" svg:height="1.744cm" svg:x="3.094cm" svg:y="27.25cm">
          <draw:text-box>
            <text:p text:style-name="P1"><text:span text:style-name="T1">data3 = data2.filter(...)</text:span></text:p>
          </draw:text-box>
        </draw:frame>
        <draw:frame draw:style-name="gr7" draw:text-style-name="P2" draw:layer="layout" svg:width="17.606cm" svg:height="1.744cm" svg:x="3.117cm" svg:y="36.968cm">
          <draw:text-box>
            <text:p text:style-name="P1"><text:span text:style-name="T1">data3.count()</text:span></text:p>
          </draw:text-box>
        </draw:frame>
        <draw:custom-shape draw:style-name="gr8" draw:text-style-name="P5" draw:layer="layout" svg:width="3.346cm" svg:height="3.343cm" svg:x="23.196cm" svg:y="28.7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6" draw:layer="layout" svg:width="2.788cm" svg:height="3.905cm" svg:x="22.64cm" svg:y="37.87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0" draw:text-style-name="P2" draw:layer="layout" svg:width="12.348cm" svg:height="3.096cm" svg:x="26.542cm" svg:y="38.414cm">
          <draw:text-box>
            <text:p text:style-name="P1"><text:span text:style-name="T1">Execution triggered</text:span></text:p>
            <text:p text:style-name="P1"><text:span text:style-name="T1">(action)</text:span></text:p>
          </draw:text-box>
        </draw:frame>
        <draw:frame draw:style-name="gr5" draw:text-style-name="P2" draw:layer="layout" svg:width="12.98cm" svg:height="3.095cm" svg:x="27.222cm" svg:y="28.805cm">
          <draw:text-box>
            <text:p text:style-name="P1"><text:span text:style-name="T1">No execution</text:span></text:p>
            <text:p text:style-name="P1"><text:span text:style-name="T1">(lazy transformation)</text:span></text:p>
          </draw:text-box>
        </draw:frame>
        <draw:frame draw:style-name="gr5" draw:text-style-name="P2" draw:layer="layout" svg:width="12.98cm" svg:height="3.095cm" svg:x="27.657cm" svg:y="12.791cm">
          <draw:text-box>
            <text:p text:style-name="P1"><text:span text:style-name="T1">No execution</text:span></text:p>
            <text:p text:style-name="P1"><text:span text:style-name="T1">(lazy transformation)</text:span></text:p>
          </draw:text-box>
        </draw:frame>
        <draw:custom-shape draw:style-name="gr11" draw:text-style-name="P8" draw:layer="layout" svg:width="8.106cm" svg:height="3.041cm" svg:x="5.811cm" svg:y="13.817cm">
          <text:p text:style-name="P7"><text:span text:style-name="T3">Data 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027cm" svg:height="3.28cm" svg:x="8.915cm" svg:y="19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8.106cm" svg:height="3.041cm" svg:x="5.829cm" svg:y="23.576cm">
          <text:p text:style-name="P7"><text:span text:style-name="T3">Data 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027cm" svg:height="3.28cm" svg:x="8.915cm" svg:y="29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8.106cm" svg:height="3.04cm" svg:x="5.839cm" svg:y="33.103cm">
          <text:p text:style-name="P7"><text:span text:style-name="T3">Data 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027cm" svg:height="3.28cm" svg:x="8.915cm" svg:y="39.1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2" draw:layer="layout" svg:width="9.119cm" svg:height="4.561cm" svg:x="5.333cm" svg:y="43.303cm">
          <text:p text:style-name="P7"><text:span text:style-name="T3">Result = 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02:55:36.476413960</meta:creation-date>
    <dc:date>2021-05-09T13:24:06.548028947</dc:date>
    <meta:editing-duration>PT20M7S</meta:editing-duration>
    <meta:editing-cycles>8</meta:editing-cycles>
    <meta:generator>LibreOffice/7.1.2.2$MacOSX_X86_64 LibreOffice_project/8a45595d069ef5570103caea1b71cc9d82b2aae4</meta:generator>
    <meta:document-statistic meta:object-count="20"/>
  </office:meta>
</office:document-meta>
</file>